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baf3" officeooo:paragraph-rsid="0011baf3"/>
    </style:style>
    <style:style style:name="P2" style:family="paragraph" style:parent-style-name="Standard">
      <style:text-properties officeooo:rsid="0013b649" officeooo:paragraph-rsid="0013b649"/>
    </style:style>
    <style:style style:name="P3" style:family="paragraph" style:parent-style-name="Standard">
      <style:text-properties officeooo:rsid="001b34b3" officeooo:paragraph-rsid="001b34b3"/>
    </style:style>
    <style:style style:name="P4" style:family="paragraph" style:parent-style-name="Standard">
      <style:text-properties officeooo:rsid="001b34b3" officeooo:paragraph-rsid="002dbf0b"/>
    </style:style>
    <style:style style:name="P5" style:family="paragraph" style:parent-style-name="Standard">
      <style:text-properties officeooo:rsid="00212655" officeooo:paragraph-rsid="00212655"/>
    </style:style>
    <style:style style:name="P6" style:family="paragraph" style:parent-style-name="Standard">
      <style:text-properties officeooo:rsid="0021c764" officeooo:paragraph-rsid="0021c764"/>
    </style:style>
    <style:style style:name="P7" style:family="paragraph" style:parent-style-name="Standard">
      <style:text-properties officeooo:rsid="002236e2" officeooo:paragraph-rsid="002236e2"/>
    </style:style>
    <style:style style:name="P8" style:family="paragraph" style:parent-style-name="Standard">
      <style:text-properties officeooo:rsid="0023c4d9" officeooo:paragraph-rsid="0023c4d9"/>
    </style:style>
    <style:style style:name="P9" style:family="paragraph" style:parent-style-name="Standard">
      <style:text-properties officeooo:rsid="0026a5fa" officeooo:paragraph-rsid="0026a5fa"/>
    </style:style>
    <style:style style:name="P10" style:family="paragraph" style:parent-style-name="Standard">
      <style:text-properties officeooo:rsid="00287531" officeooo:paragraph-rsid="00287531"/>
    </style:style>
    <style:style style:name="P11" style:family="paragraph" style:parent-style-name="Standard">
      <style:text-properties officeooo:rsid="002c820d" officeooo:paragraph-rsid="002c820d"/>
    </style:style>
    <style:style style:name="T1" style:family="text">
      <style:text-properties officeooo:rsid="00170832"/>
    </style:style>
    <style:style style:name="T2" style:family="text">
      <style:text-properties officeooo:rsid="0018c887"/>
    </style:style>
    <style:style style:name="T3" style:family="text">
      <style:text-properties officeooo:rsid="001e04a2"/>
    </style:style>
    <style:style style:name="T4" style:family="text">
      <style:text-properties officeooo:rsid="001eff7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PROGRAM 3</text:p>
      <text:p text:style-name="P1"/>
      <text:p text:style-name="P1"/>
      <text:p text:style-name="P1"><text:s text:c="5"/><text:tab/><text:tab/><text:tab/><text:tab/><text:tab/><text:tab/><text:span text:style-name="T1">TCL FILE</text:span></text:p>
      <text:p text:style-name="P1"/>
      <text:p text:style-name="P1">set ns [new Simulator]</text:p>
      <text:p text:style-name="P1">set tf [open program3.tr w]</text:p>
      <text:p text:style-name="P1">$ns trace-all $tf</text:p>
      <text:p text:style-name="P1">set nf [open program3.nam w]</text:p>
      <text:p text:style-name="P1">$ns namtrace-all $nf</text:p>
      <text:p text:style-name="P1"/>
      <text:p text:style-name="P1">set n0 [$ns node]</text:p>
      <text:p text:style-name="P1">$n0 color "red"</text:p>
      <text:p text:style-name="P1">$n0 label "src0"</text:p>
      <text:p text:style-name="P1">set n1 [$ns node]</text:p>
      <text:p text:style-name="P1">$n1 color "red"</text:p>
      <text:p text:style-name="P1">$n1 label "src1"</text:p>
      <text:p text:style-name="P1">set n2 [$ns node]</text:p>
      <text:p text:style-name="P1">$n2 color "red"</text:p>
      <text:p text:style-name="P1">$n2 label "src2"</text:p>
      <text:p text:style-name="P1">set n6 [$ns node]</text:p>
      <text:p text:style-name="P1">$n6 color "red"</text:p>
      <text:p text:style-name="P1">$n6 label "dest2"</text:p>
      <text:p text:style-name="P1">set n4 [$ns node]</text:p>
      <text:p text:style-name="P1">$n4 color "yellow"</text:p>
      <text:p text:style-name="P1">$n4 label "dest3"</text:p>
      <text:p text:style-name="P1">set n5 [$ns node]</text:p>
      <text:p text:style-name="P1">$n5 color "blue"</text:p>
      <text:p text:style-name="P1">$n5 label "dest1"</text:p>
      <text:p text:style-name="P1"/>
      <text:p text:style-name="P1">$ns make-lan "$n0 $n1 $n2 $n6 $n4 " 100Mb 100ms LL Queue/DropTail Mac/802_3</text:p>
      <text:p text:style-name="P1">$ns duplex-link $n4 $n5 1Mb 1ms DropTail</text:p>
      <text:p text:style-name="P1"/>
      <text:p text:style-name="P1"/>
      <text:p text:style-name="P1">set tcp1 [new Agent/TCP]</text:p>
      <text:p text:style-name="P1">$ns attach-agent $n1 $tcp1</text:p>
      <text:p text:style-name="P1">set ftp1 [new Application/FTP]</text:p>
      <text:p text:style-name="P1">$ftp1 attach-agent $tcp1</text:p>
      <text:p text:style-name="P1">$ftp1 set packetSize_ 500</text:p>
      <text:p text:style-name="P1">$ftp1 set interval_ 0.0001</text:p>
      <text:p text:style-name="P1">set sink0 [new Agent/TCPSink]</text:p>
      <text:p text:style-name="P1">$ns attach-agent $n4 $sink0</text:p>
      <text:p text:style-name="P1"/>
      <text:p text:style-name="P1">$ns connect $tcp1 $sink0</text:p>
      <text:p text:style-name="P1"/>
      <text:p text:style-name="P1"/>
      <text:p text:style-name="P1">set tcp0 [new Agent/TCP]</text:p>
      <text:p text:style-name="P1">$ns attach-agent $n0 $tcp0</text:p>
      <text:p text:style-name="P1">set ftp0 [new Application/FTP]</text:p>
      <text:p text:style-name="P1">$ftp0 attach-agent $tcp0</text:p>
      <text:p text:style-name="P1">$ftp0 set packetSize_ 500</text:p>
      <text:p text:style-name="P1">$ftp0 set interval_ 0.0001</text:p>
      <text:p text:style-name="P1"><text:soft-page-break/>set sink5 [new Agent/TCPSink]</text:p>
      <text:p text:style-name="P1">$ns attach-agent $n5 $sink5</text:p>
      <text:p text:style-name="P1"/>
      <text:p text:style-name="P1">$ns connect $tcp0 $sink5</text:p>
      <text:p text:style-name="P1"/>
      <text:p text:style-name="P1">set tcp2 [new Agent/TCP]</text:p>
      <text:p text:style-name="P1">$ns attach-agent $n2 $tcp2</text:p>
      <text:p text:style-name="P1">set ftp2 [new Application/FTP]</text:p>
      <text:p text:style-name="P1">$ftp2 attach-agent $tcp2</text:p>
      <text:p text:style-name="P1">$ftp2 set packetSize_ 600</text:p>
      <text:p text:style-name="P1">$ftp2 set interval_ 0.001</text:p>
      <text:p text:style-name="P1">set sink3 [new Agent/TCPSink]</text:p>
      <text:p text:style-name="P1">$ns attach-agent $n6 $sink3</text:p>
      <text:p text:style-name="P1"/>
      <text:p text:style-name="P1">$ns connect $tcp2 $sink3</text:p>
      <text:p text:style-name="P1"/>
      <text:p text:style-name="P1">set file1 [open file1.tr w]</text:p>
      <text:p text:style-name="P1">$tcp0 attach $file1</text:p>
      <text:p text:style-name="P1">set file2 [open file2.tr w]</text:p>
      <text:p text:style-name="P1">$tcp1 attach $file2</text:p>
      <text:p text:style-name="P1">set file3 [open file3.tr w]</text:p>
      <text:p text:style-name="P1">$tcp2 attach $file3</text:p>
      <text:p text:style-name="P1"/>
      <text:p text:style-name="P1"/>
      <text:p text:style-name="P1">$tcp0 trace cwnd_</text:p>
      <text:p text:style-name="P1">$tcp1 trace cwnd_</text:p>
      <text:p text:style-name="P1">$tcp2 trace cwnd_</text:p>
      <text:p text:style-name="P1"/>
      <text:p text:style-name="P1">proc finish { } {</text:p>
      <text:p text:style-name="P1">global ns nf tf</text:p>
      <text:p text:style-name="P1">$ns flush-trace</text:p>
      <text:p text:style-name="P1">close $tf</text:p>
      <text:p text:style-name="P1">close $nf</text:p>
      <text:p text:style-name="P1">exec nam program3.nam &amp;</text:p>
      <text:p text:style-name="P1">exit 0</text:p>
      <text:p text:style-name="P1">}</text:p>
      <text:p text:style-name="P1"/>
      <text:p text:style-name="P1">$ns at 0.1 "$ftp0 start"</text:p>
      <text:p text:style-name="P1">$ns at 5 "$ftp0 stop"</text:p>
      <text:p text:style-name="P1">$ns at 0.5 "$ftp1 start"</text:p>
      <text:p text:style-name="P1">$ns at 6.2 "$ftp1 stop"</text:p>
      <text:p text:style-name="P1">$ns at 7 "$ftp0 start"</text:p>
      <text:p text:style-name="P1">$ns at 0.2 "$ftp2 start"</text:p>
      <text:p text:style-name="P1">$ns at 8 "$ftp2 stop"</text:p>
      <text:p text:style-name="P1">$ns at 14 "$ftp0 stop"</text:p>
      <text:p text:style-name="P1">$ns at 10 "$ftp2 start"</text:p>
      <text:p text:style-name="P1">$ns at 15 "$ftp2 stop"</text:p>
      <text:p text:style-name="P1">$ns at 16 "finish"</text:p>
      <text:p text:style-name="P1">$ns run</text:p>
      <text:p text:style-name="P1"/>
      <text:p text:style-name="P1"/>
      <text:p text:style-name="P1"/>
      <text:p text:style-name="P1"><text:soft-page-break/></text:p>
      <text:p text:style-name="P1"><text:tab/><text:tab/><text:tab/><text:tab/><text:tab/><text:tab/><text:span text:style-name="T2">AWK FILE</text:span></text:p>
      <text:p text:style-name="P1"/>
      <text:p text:style-name="P1"/>
      <text:p text:style-name="P3">#!/usr/bin/awk -f</text:p>
      <text:p text:style-name="P3"/>
      <text:p text:style-name="P3">BEGIN{}{</text:p>
      <text:p text:style-name="P3"><text:s/><text:tab/>if($6 =="cwnd_")</text:p>
      <text:p text:style-name="P3"><text:tab/><text:tab/>printf("%f\t%f\n",$1,$7);</text:p>
      <text:p text:style-name="P3">}</text:p>
      <text:p text:style-name="P3">END{</text:p>
      <text:p text:style-name="P3"/>
      <text:p text:style-name="P3">}</text:p>
      <text:p text:style-name="P3"/>
      <text:p text:style-name="P3"/>
      <text:p text:style-name="P3"/>
      <text:p text:style-name="P3"><text:tab/><text:tab/><text:tab/><text:tab/><text:tab/><text:tab/><text:span text:style-name="T3">TRACE FILE</text:span></text:p>
      <text:p text:style-name="P6">FILE1.tr</text:p>
      <text:p text:style-name="P6"/>
      <text:p text:style-name="P5">0.00000 <text:s/>0 <text:s/>0 <text:s/>5 <text:s/>0 <text:s/>cwnd_ 1.000 </text:p>
      <text:p text:style-name="P5">0.50266 <text:s/>0 <text:s/>0 <text:s/>5 <text:s/>0 <text:s/>cwnd_ 2.000 </text:p>
      <text:p text:style-name="P5">0.91340 <text:s/>0 <text:s/>0 <text:s/>5 <text:s/>0 <text:s/>cwnd_ 3.000 </text:p>
      <text:p text:style-name="P5">0.92172 <text:s/>0 <text:s/>0 <text:s/>5 <text:s/>0 <text:s/>cwnd_ 4.000 </text:p>
      <text:p text:style-name="P3"/>
      <text:p text:style-name="P3"/>
      <text:p text:style-name="P9">FILE2.tr</text:p>
      <text:p text:style-name="P9"/>
      <text:p text:style-name="P7">0.00000 <text:s/>1 <text:s/>0 <text:s/>4 <text:s/>0 <text:s/>cwnd_ 1.000 </text:p>
      <text:p text:style-name="P7">0.90002 <text:s/>1 <text:s/>0 <text:s/>4 <text:s/>0 <text:s/>cwnd_ 2.000 </text:p>
      <text:p text:style-name="P7">1.30012 <text:s/>1 <text:s/>0 <text:s/>4 <text:s/>0 <text:s/>cwnd_ 3.000 </text:p>
      <text:p text:style-name="P7">1.30020 <text:s/>1 <text:s/>0 <text:s/>4 <text:s/>0 <text:s/>cwnd_ 4.000 </text:p>
      <text:p text:style-name="P7"/>
      <text:p text:style-name="P7"/>
      <text:p text:style-name="P10">FILE3.tr</text:p>
      <text:p text:style-name="P10"/>
      <text:p text:style-name="P8">0.00000 <text:s/>2 <text:s/>0 <text:s/>3 <text:s/>0 <text:s/>cwnd_ 1.000 </text:p>
      <text:p text:style-name="P8">0.60002 <text:s/>2 <text:s/>0 <text:s/>3 <text:s/>0 <text:s/>cwnd_ 2.000 </text:p>
      <text:p text:style-name="P8">1.00012 <text:s/>2 <text:s/>0 <text:s/>3 <text:s/>0 <text:s/>cwnd_ 3.000 </text:p>
      <text:p text:style-name="P8">1.00020 <text:s/>2 <text:s/>0 <text:s/>3 <text:s/>0 <text:s/>cwnd_ 4.000</text:p>
      <text:p text:style-name="P3"/>
      <text:p text:style-name="P3"/>
      <text:p text:style-name="P4"><text:tab/><text:tab/><text:tab/><text:tab/><text:tab/></text:p>
      <text:p text:style-name="P4"><text:tab/><text:tab/><text:tab/><text:tab/><text:tab/> <text:s text:c="10"/><text:span text:style-name="T4">NAM FILE</text:span></text:p>
      <text:p text:style-name="P3"/>
      <text:p text:style-name="P11">n -t 0 -s 0 -S DLABEL -l "src0" -L ""</text:p>
      <text:p text:style-name="P11">n -t 0 -s 1 -S DLABEL -l "src1" -L ""</text:p>
      <text:p text:style-name="P11">n -t 0 -s 2 -S DLABEL -l "src2" -L ""</text:p>
      <text:p text:style-name="P11">n -t 0 -s 3 -S DLABEL -l "dest2" -L ""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3T17:35:15.830036526</meta:creation-date>
    <dc:date>2017-10-23T17:47:16.792487506</dc:date>
    <meta:editing-duration>PT11M53S</meta:editing-duration>
    <meta:editing-cycles>20</meta:editing-cycles>
    <meta:generator>LibreOffice/5.1.6.2$Linux_X86_64 LibreOffice_project/10m0$Build-2</meta:generator>
    <meta:document-statistic meta:table-count="0" meta:image-count="0" meta:object-count="0" meta:page-count="3" meta:paragraph-count="113" meta:word-count="466" meta:character-count="2500" meta:non-whitespace-character-count="2021"/>
  </office:meta>
</office:document-meta>
</file>